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egoe U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font-name="Segoe UI" style:font-name-complex="Segoe UI" fo:color="#212121" fo:font-size="10pt" style:font-size-asian="10pt" style:font-size-complex="10pt" fo:background-color="#FFFFFF"/>
    </style:style>
    <style:style style:name="P3" style:parent-style-name="ListParagraph" style:list-style-name="LFO2" style:family="paragraph"/>
    <style:style style:name="T4" style:parent-style-name="DefaultParagraphFont" style:family="text">
      <style:text-properties style:font-name="Segoe UI" style:font-name-complex="Segoe UI" fo:color="#212121" fo:font-size="10pt" style:font-size-asian="10pt" style:font-size-complex="10pt"/>
    </style:style>
    <style:style style:name="P5" style:parent-style-name="ListParagraph" style:list-style-name="LFO2" style:family="paragraph"/>
    <style:style style:name="T6" style:parent-style-name="DefaultParagraphFont" style:family="text">
      <style:text-properties style:font-name="Segoe UI" style:font-name-complex="Segoe UI" fo:color="#212121" fo:font-size="10pt" style:font-size-asian="10pt" style:font-size-complex="10pt"/>
    </style:style>
    <style:style style:name="P7" style:parent-style-name="ListParagraph" style:list-style-name="LFO2" style:family="paragraph"/>
    <style:style style:name="T8" style:parent-style-name="DefaultParagraphFont" style:family="text">
      <style:text-properties style:font-name="Segoe UI" style:font-name-complex="Segoe UI" fo:color="#212121" fo:font-size="10pt" style:font-size-asian="10pt" style:font-size-complex="10pt"/>
    </style:style>
    <style:style style:name="P9" style:parent-style-name="ListParagraph" style:list-style-name="LFO2" style:family="paragraph"/>
    <style:style style:name="T10" style:parent-style-name="DefaultParagraphFont" style:family="text">
      <style:text-properties style:font-name="Segoe UI" style:font-name-complex="Segoe UI" fo:color="#212121" fo:font-size="10pt" style:font-size-asian="10pt" style:font-size-complex="10pt"/>
    </style:style>
    <style:style style:name="P11" style:parent-style-name="ListParagraph" style:list-style-name="LFO2" style:family="paragraph">
      <style:text-properties style:text-underline-type="single" style:text-underline-style="solid" style:text-underline-width="auto" style:text-underline-mode="skip-white-space"/>
    </style:style>
    <style:style style:name="P12" style:parent-style-name="ListParagraph" style:list-style-name="LFO2" style:family="paragraph"/>
    <style:style style:name="T1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text-underline-type="single" style:text-underline-style="solid" style:text-underline-width="auto" style:text-underline-mode="skip-white-space"/>
    </style:style>
    <style:style style:name="P15" style:parent-style-name="Normal" style:family="paragraph">
      <style:text-properties style:font-name="Segoe UI" style:font-name-complex="Segoe UI" fo:color="#212121" fo:font-size="10pt" style:font-size-asian="10pt" style:font-size-complex="10pt" fo:background-color="#FFFFFF"/>
    </style:style>
    <style:style style:name="P16" style:parent-style-name="ListParagraph" style:list-style-name="LFO2" style:family="paragraph"/>
    <style:style style:name="T17" style:parent-style-name="DefaultParagraphFont" style:family="text">
      <style:text-properties style:font-name="Segoe UI" style:font-name-complex="Segoe UI" fo:color="#212121" fo:font-size="10pt" style:font-size-asian="10pt" style:font-size-complex="10pt"/>
    </style:style>
    <style:style style:name="P18" style:parent-style-name="ListParagraph" style:list-style-name="LFO2" style:family="paragraph"/>
    <style:style style:name="T19" style:parent-style-name="DefaultParagraphFont" style:family="text">
      <style:text-properties style:font-name="Segoe UI" style:font-name-complex="Segoe UI" fo:color="#212121" fo:font-size="10pt" style:font-size-asian="10pt" style:font-size-complex="10pt"/>
    </style:style>
    <style:style style:name="T20" style:parent-style-name="DefaultParagraphFont" style:family="text">
      <style:text-properties style:font-name="Segoe UI" style:font-name-complex="Segoe UI" fo:color="#212121" fo:font-size="10pt" style:font-size-asian="10pt" style:font-size-complex="10pt"/>
    </style:style>
    <style:style style:name="T21" style:parent-style-name="DefaultParagraphFont" style:family="text">
      <style:text-properties style:font-name="Segoe UI" style:font-name-complex="Segoe UI" fo:color="#212121" fo:font-size="10pt" style:font-size-asian="10pt" style:font-size-complex="10pt" fo:background-color="#FFFFFF"/>
    </style:style>
    <style:style style:name="T22" style:parent-style-name="DefaultParagraphFont" style:family="text">
      <style:text-properties style:font-name="Segoe UI" style:font-name-complex="Segoe UI" fo:color="#212121" fo:font-size="10pt" style:font-size-asian="10pt" style:font-size-complex="10pt" fo:background-color="#FFFFFF"/>
    </style:style>
    <style:style style:name="P23" style:parent-style-name="ListParagraph" style:list-style-name="LFO2" style:family="paragraph"/>
    <style:style style:name="T24" style:parent-style-name="DefaultParagraphFont" style:family="text">
      <style:text-properties style:font-name="Segoe UI" style:font-name-complex="Segoe UI" fo:color="#212121" fo:font-size="10pt" style:font-size-asian="10pt" style:font-size-complex="10pt"/>
    </style:style>
    <style:style style:name="P25" style:parent-style-name="ListParagraph" style:list-style-name="LFO2" style:family="paragraph"/>
    <style:style style:name="T26" style:parent-style-name="DefaultParagraphFont" style:family="text">
      <style:text-properties style:font-name="Segoe UI" style:font-name-complex="Segoe UI" fo:color="#212121" fo:font-size="10pt" style:font-size-asian="10pt" style:font-size-complex="10pt"/>
    </style:style>
    <style:style style:name="P27" style:parent-style-name="ListParagraph" style:list-style-name="LFO2" style:family="paragraph"/>
    <style:style style:name="T28" style:parent-style-name="DefaultParagraphFont" style:family="text">
      <style:text-properties style:font-name="Segoe UI" style:font-name-complex="Segoe UI" fo:color="#212121" fo:font-size="10pt" style:font-size-asian="10pt" style:font-size-complex="10pt"/>
    </style:style>
    <style:style style:name="P29" style:parent-style-name="ListParagraph" style:list-style-name="LFO2" style:family="paragraph"/>
    <style:style style:name="T30" style:parent-style-name="DefaultParagraphFont" style:family="text">
      <style:text-properties style:font-name="Segoe UI" style:font-name-complex="Segoe UI" fo:color="#212121" fo:font-size="10pt" style:font-size-asian="10pt" style:font-size-complex="10pt"/>
    </style:style>
    <style:style style:name="T31" style:parent-style-name="DefaultParagraphFont" style:family="text">
      <style:text-properties style:font-name="Segoe UI" style:font-name-complex="Segoe UI" fo:color="#212121" fo:font-size="10pt" style:font-size-asian="10pt" style:font-size-complex="10pt"/>
    </style:style>
    <style:style style:name="T32" style:parent-style-name="DefaultParagraphFont" style:family="text">
      <style:text-properties style:font-name="Segoe UI" style:font-name-complex="Segoe UI" fo:color="#212121" fo:font-size="10pt" style:font-size-asian="10pt" style:font-size-complex="10pt" fo:background-color="#FFFFFF"/>
    </style:style>
    <style:style style:name="T33" style:parent-style-name="DefaultParagraphFont" style:family="text">
      <style:text-properties style:font-name="Segoe UI" style:font-name-complex="Segoe UI" fo:color="#212121" fo:font-size="10pt" style:font-size-asian="10pt" style:font-size-complex="10pt" fo:background-color="#FFFFFF"/>
    </style:style>
    <style:style style:name="P34" style:parent-style-name="ListParagraph" style:list-style-name="LFO2" style:family="paragraph">
      <style:text-properties style:text-underline-type="single" style:text-underline-style="solid" style:text-underline-width="auto" style:text-underline-mode="skip-white-space"/>
    </style:style>
    <style:style style:name="P35" style:parent-style-name="ListParagraph" style:list-style-name="LFO2" style:family="paragraph">
      <style:text-properties style:text-underline-type="single" style:text-underline-style="solid" style:text-underline-width="auto" style:text-underline-mode="skip-white-space"/>
    </style:style>
    <style:style style:name="P36" style:parent-style-name="ListParagraph" style:list-style-name="LFO2" style:family="paragraph">
      <style:text-properties style:text-underline-type="single" style:text-underline-style="solid" style:text-underline-width="auto" style:text-underline-mode="skip-white-space"/>
    </style:style>
    <style:style style:name="P37" style:parent-style-name="Normal" style:family="paragraph">
      <style:text-properties style:font-name="Segoe UI" style:font-name-complex="Segoe UI" fo:color="#212121" fo:font-size="10pt" style:font-size-asian="10pt" style:font-size-complex="10pt" fo:background-color="#FFFFFF"/>
    </style:style>
    <style:style style:name="P38" style:parent-style-name="ListParagraph" style:list-style-name="LFO2" style:family="paragraph">
      <style:text-properties style:text-underline-type="single" style:text-underline-style="solid" style:text-underline-width="auto" style:text-underline-mode="skip-white-space"/>
    </style:style>
    <style:style style:name="P39" style:parent-style-name="ListParagraph" style:list-style-name="LFO2" style:family="paragraph">
      <style:text-properties style:text-underline-type="single" style:text-underline-style="solid" style:text-underline-width="auto" style:text-underline-mode="skip-white-space"/>
    </style:style>
    <style:style style:name="P40" style:parent-style-name="ListParagraph" style:list-style-name="LFO2" style:family="paragraph">
      <style:text-properties style:text-underline-type="single" style:text-underline-style="solid" style:text-underline-width="auto" style:text-underline-mode="skip-white-space"/>
    </style:style>
    <style:style style:name="P41" style:parent-style-name="ListParagraph" style:list-style-name="LFO2" style:family="paragraph">
      <style:text-properties style:text-underline-type="single" style:text-underline-style="solid" style:text-underline-width="auto" style:text-underline-mode="skip-white-space"/>
    </style:style>
    <style:style style:name="P42" style:parent-style-name="ListParagraph" style:list-style-name="LFO2" style:family="paragraph">
      <style:text-properties style:text-underline-type="single" style:text-underline-style="solid" style:text-underline-width="auto" style:text-underline-mode="skip-white-space"/>
    </style:style>
    <style:style style:name="P43" style:parent-style-name="ListParagraph" style:family="paragraph">
      <style:paragraph-properties fo:margin-left="0.75in">
        <style:tab-stops/>
      </style:paragraph-properties>
      <style:text-properties style:text-underline-type="single" style:text-underline-style="solid" style:text-underline-width="auto" style:text-underline-mode="skip-white-space"/>
    </style:style>
    <style:style style:name="T44" style:parent-style-name="DefaultParagraphFont" style:family="text">
      <style:text-properties style:language-asian="en" style:country-asian="GB"/>
    </style:style>
    <style:style style:name="P45" style:parent-style-name="ListParagraph" style:list-style-name="LFO1" style:family="paragraph"/>
    <style:style style:name="P46" style:parent-style-name="ListParagraph" style:list-style-name="LFO1" style:family="paragraph"/>
    <style:style style:name="P47" style:parent-style-name="ListParagraph" style:list-style-name="LFO1" style:family="paragraph"/>
    <style:style style:name="P48" style:parent-style-name="ListParagraph" style:list-style-name="LFO1" style:family="paragraph"/>
    <style:style style:name="P49" style:parent-style-name="ListParagraph" style:list-style-name="LFO1" style:family="paragraph"/>
    <style:style style:name="P50" style:parent-style-name="ListParagraph" style:list-style-name="LFO1" style:family="paragraph"/>
    <style:style style:name="P51" style:parent-style-name="ListParagraph" style:list-style-name="LFO1" style:family="paragraph"/>
    <style:style style:name="P52" style:parent-style-name="ListParagraph" style:list-style-name="LFO1" style:family="paragraph"/>
    <style:style style:name="P53" style:parent-style-name="ListParagraph" style:list-style-name="LFO1" style:family="paragraph"/>
    <style:style style:name="P54" style:parent-style-name="ListParagraph" style:list-style-name="LFO1" style:family="paragraph"/>
    <style:style style:name="P55" style:parent-style-name="ListParagraph" style:list-style-name="LFO1" style:family="paragraph"/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Group B – Team Donut Squad</text:p>
      <text:p text:style-name="Normal">Jack Collings</text:p>
      <text:p text:style-name="Normal">Alex Luong</text:p>
      <text:p text:style-name="Normal">Scott Taylor</text:p>
      <text:p text:style-name="Normal">Anthony Ward</text:p>
      <text:p text:style-name="Normal">Thomas Wheatley</text:p>
      <text:p text:style-name="Normal"/>
      <text:p text:style-name="Normal">‘Squad’ – Working title</text:p>
      <text:p text:style-name="Normal">‘Squad’ is the hangout app which will help all those people out there who are keen to spread their wings and meet like minded people. Squad provides an easy hub for anyone<text:s/>looking<text:s/>for<text:s/>an event of their interests. Essentially an event hub Hosts can upload an event to the app in which users can search for within the app.</text:p>
      <text:p text:style-name="P2">Multiple Screens:</text:p>
      <text:list text:style-name="LFO2" text:continue-numbering="true">
        <text:list-item>
          <text:p text:style-name="P3"><text:span text:style-name="T4">Splash</text:span></text:p>
        </text:list-item>
        <text:list-item>
          <text:p text:style-name="P5"><text:span text:style-name="T6">MainActivity</text:span></text:p>
        </text:list-item>
        <text:list-item>
          <text:p text:style-name="P7"><text:span text:style-name="T8">MySquads</text:span></text:p>
        </text:list-item>
        <text:list-item>
          <text:p text:style-name="P9"><text:span text:style-name="T10">SquadDetails</text:span></text:p>
        </text:list-item>
        <text:list-item>
          <text:p text:style-name="P11">Settings</text:p>
        </text:list-item>
        <text:list-item>
          <text:p text:style-name="P12"><text:span text:style-name="T13">E</text:span><text:span text:style-name="T14">t al</text:span></text:p>
        </text:list-item>
      </text:list>
      <text:p text:style-name="P15">Location Awareness:</text:p>
      <text:list text:style-name="LFO2" text:continue-numbering="true">
        <text:list-item>
          <text:p text:style-name="P16"><text:span text:style-name="T17">Use map intergration to link to event</text:span></text:p>
        </text:list-item>
        <text:list-item>
          <text:p text:style-name="P18"><text:span text:style-name="T19">Use notifications to inform about events nearby?</text:span></text:p>
        </text:list-item>
      </text:list>
      <text:p text:style-name="Normal"><text:span text:style-name="T20"><text:line-break/></text:span><text:span text:style-name="T21">Data Persistence</text:span><text:span text:style-name="T22">:</text:span></text:p>
      <text:list text:style-name="LFO2" text:continue-numbering="true">
        <text:list-item>
          <text:p text:style-name="P23"><text:span text:style-name="T24">Stores accounts (Host / Normal)</text:span></text:p>
        </text:list-item>
        <text:list-item>
          <text:p text:style-name="P25"><text:span text:style-name="T26">Event (id, name, description, host, category, attendance, gallery_id, attendees)</text:span></text:p>
        </text:list-item>
        <text:list-item>
          <text:p text:style-name="P27"><text:span text:style-name="T28">Events are linked to an account</text:span></text:p>
        </text:list-item>
        <text:list-item>
          <text:p text:style-name="P29"><text:span text:style-name="T30">Events are displayed using category and location</text:span></text:p>
        </text:list-item>
      </text:list>
      <text:p text:style-name="Normal"><text:span text:style-name="T31"><text:line-break/></text:span><text:span text:style-name="T32">Use of web services (networking)</text:span><text:span text:style-name="T33">:</text:span></text:p>
      <text:list text:style-name="LFO2" text:continue-numbering="true">
        <text:list-item>
          <text:p text:style-name="P34">Show the categories</text:p>
        </text:list-item>
        <text:list-item>
          <text:p text:style-name="P35">Then each event within that category (By location)</text:p>
        </text:list-item>
        <text:list-item>
          <text:p text:style-name="P36">Then each username/id</text:p>
        </text:list-item>
      </text:list>
      <text:soft-page-break/>
      <text:p text:style-name="P37">Security, Privacy and Permissions:</text:p>
      <text:list text:style-name="LFO2" text:continue-numbering="true">
        <text:list-item>
          <text:p text:style-name="P38">Host must be linked to a business / organisation (Don’t yet know how we’d check)</text:p>
        </text:list-item>
        <text:list-item>
          <text:p text:style-name="P39">Have a warning about guidelines to the host saying only the real person linked to this account can make it and is responsible for the handling of it</text:p>
        </text:list-item>
        <text:list-item>
          <text:p text:style-name="P40">Host only sees the users as a number to prevent<text:s/></text:p>
        </text:list-item>
        <text:list-item>
          <text:p text:style-name="P41">Have facebook / google sign up so they handle a percentage of the security</text:p>
        </text:list-item>
        <text:list-item>
          <text:p text:style-name="P42">Could have a paid option for people are aren’t a business / charity in the future</text:p>
        </text:list-item>
      </text:list>
      <text:p text:style-name="P43"/>
      <text:p text:style-name="Normal">User Stories:</text:p>
      <text:p text:style-name="Normal"><text:span text:style-name="T44"><draw:frame draw:z-index="251659264" draw:id="id0" draw:style-name="a0" draw:name="Text Box 2" text:anchor-type="paragraph" svg:x="0in" svg:y="0.01181in" svg:width="5.84375in" svg:height="3.55139in" style:rel-width="scale" style:rel-height="scale"><draw:text-box><text:list text:style-name="LFO1" text:continue-numbering="true"><text:list-item><text:p text:style-name="P45">Events can only be in public places<text:s/>/ place registered to the host</text:p></text:list-item><text:list-item><text:p text:style-name="P46">Events must be linked to a host</text:p></text:list-item><text:list-item><text:p text:style-name="P47">Host must be linked to a business / charity / organisation unless verified</text:p></text:list-item><text:list-item><text:p text:style-name="P48">Users Sign in using Facebook / Google services</text:p></text:list-item><text:list-item><text:p text:style-name="P49">Users can search for hangout events<text:s/></text:p></text:list-item><text:list-item><text:p text:style-name="P50">Users can sign up to attend an event<text:s/></text:p></text:list-item><text:list-item><text:p text:style-name="P51">Users can favourite the event / save the host</text:p></text:list-item><text:list-item><text:p text:style-name="P52">Users<text:s/>can upload images to the event<text:s/>which are then authorised by the host</text:p></text:list-item><text:list-item><text:p text:style-name="P53">All uploads will be checked for profanity and potentially keywords</text:p></text:list-item><text:list-item><text:p text:style-name="P54">Users can’t create new events but hosts can be treated as a user</text:p></text:list-item><text:list-item><text:p text:style-name="P55"/></text:list-item></text:list></draw:text-box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x_msonormal" style:display-name="x_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egoe UI" style:font-name-asian="Calibri" style:font-name-complex="Segoe UI" fo:color="#212121" fo:font-size="10pt" style:font-size-asian="10pt" style:text-underline-type="none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egoe U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ck collings</meta:initial-creator>
    <dc:creator>jack collings</dc:creator>
    <meta:creation-date>2017-02-28T13:12:00Z</meta:creation-date>
    <dc:date>2017-03-01T20:19:00Z</dc:date>
    <meta:template xlink:href="Normal.dotm" xlink:type="simple"/>
    <meta:editing-cycles>3</meta:editing-cycles>
    <meta:editing-duration>PT19140S</meta:editing-duration>
    <meta:document-statistic meta:page-count="2" meta:paragraph-count="2" meta:word-count="216" meta:character-count="1450" meta:row-count="10" meta:non-whitespace-character-count="1236"/>
  </office:meta>
</office:document-meta>
</file>